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1000003F4765A35ED27EEC1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21.477cm" draw:z-index="0"><draw:image xlink:href="Pictures/1000000100000321000003F4765A35ED27EEC1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1:30:54.664994840</meta:creation-date>
    <dc:date>2023-10-22T11:31:18.417327010</dc:date>
    <meta:editing-duration>PT2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